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001" officeooo:paragraph-rsid="00177001"/>
    </style:style>
    <style:style style:name="P2" style:family="paragraph" style:parent-style-name="Standard">
      <style:text-properties officeooo:rsid="001955a1" officeooo:paragraph-rsid="001955a1"/>
    </style:style>
    <style:style style:name="P3" style:family="paragraph" style:parent-style-name="Standard">
      <style:text-properties officeooo:rsid="001dec2f" officeooo:paragraph-rsid="001dec2f"/>
    </style:style>
    <style:style style:name="P4" style:family="paragraph" style:parent-style-name="Standard">
      <style:text-properties officeooo:rsid="001f2771" officeooo:paragraph-rsid="001f2771"/>
    </style:style>
    <style:style style:name="P5" style:family="paragraph" style:parent-style-name="Standard">
      <style:text-properties fo:font-weight="bold" officeooo:rsid="001dec2f" officeooo:paragraph-rsid="001dec2f" style:font-weight-asian="bold" style:font-weight-complex="bold"/>
    </style:style>
    <style:style style:name="P6" style:family="paragraph" style:parent-style-name="Standard">
      <style:text-properties fo:font-weight="bold" officeooo:rsid="001955a1" officeooo:paragraph-rsid="001955a1" style:font-weight-asian="bold" style:font-weight-complex="bold"/>
    </style:style>
    <style:style style:name="P7" style:family="paragraph" style:parent-style-name="Standard">
      <style:text-properties fo:font-weight="bold" officeooo:rsid="00240dad" officeooo:paragraph-rsid="00240dad" style:font-weight-asian="bold" style:font-weight-complex="bold"/>
    </style:style>
    <style:style style:name="P8" style:family="paragraph" style:parent-style-name="Standard">
      <style:text-properties fo:font-weight="bold" officeooo:rsid="00241519" officeooo:paragraph-rsid="00241519" style:font-weight-asian="bold" style:font-weight-complex="bold"/>
    </style:style>
    <style:style style:name="P9" style:family="paragraph" style:parent-style-name="Standard">
      <style:text-properties fo:font-weight="bold" officeooo:rsid="00253885" officeooo:paragraph-rsid="00253885" style:font-weight-asian="bold" style:font-weight-complex="bold"/>
    </style:style>
    <style:style style:name="P10" style:family="paragraph" style:parent-style-name="Standard">
      <style:text-properties officeooo:rsid="00240dad" officeooo:paragraph-rsid="00240dad"/>
    </style:style>
    <style:style style:name="P11" style:family="paragraph" style:parent-style-name="Standard">
      <style:text-properties style:font-name="Liberation Mono" officeooo:rsid="00240dad" officeooo:paragraph-rsid="00240dad"/>
    </style:style>
    <style:style style:name="P12" style:family="paragraph" style:parent-style-name="Standard">
      <style:text-properties style:font-name="Liberation Mono" officeooo:rsid="001dec2f" officeooo:paragraph-rsid="001dec2f"/>
    </style:style>
    <style:style style:name="P13" style:family="paragraph" style:parent-style-name="Standard">
      <style:text-properties style:font-name="Liberation Mono" officeooo:rsid="001f2771" officeooo:paragraph-rsid="001f2771"/>
    </style:style>
    <style:style style:name="P14" style:family="paragraph" style:parent-style-name="Preformatted_20_Text">
      <style:text-properties fo:font-weight="bold" officeooo:rsid="00241519" officeooo:paragraph-rsid="00241519" style:font-weight-asian="bold" style:font-weight-complex="bold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Standard">
      <style:text-properties fo:font-weight="normal" officeooo:rsid="00241519" officeooo:paragraph-rsid="00241519" style:font-weight-asian="normal" style:font-weight-complex="normal"/>
    </style:style>
    <style:style style:name="T1" style:family="text">
      <style:text-properties officeooo:rsid="001f2771"/>
    </style:style>
    <style:style style:name="T2" style:family="text">
      <style:text-properties style:font-name="Courier"/>
    </style:style>
    <style:style style:name="T3" style:family="text">
      <style:text-properties style:font-name="Liberation Mono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Virtual Machine</text:p>
      <text:p text:style-name="P1">Installing ROS on UBUNTU 14.04</text:p>
      <text:p text:style-name="P1"/>
      <text:p text:style-name="P1"/>
      <text:p text:style-name="P6">ROS commands</text:p>
      <text:p text:style-name="P2"/>
      <text:p text:style-name="P2">To run Joint State publisher</text:p>
      <text:p text:style-name="P2"><text:span text:style-name="T2"><text:tab/></text:span><text:span text:style-name="T3">roslaunch robo_description display.launch</text:span><text:span text:style-name="T2"> </text:span></text:p>
      <text:p text:style-name="P2"/>
      <text:p text:style-name="P2">To load URDF into rviz while in the package (roscd robo_description) </text:p>
      <text:p text:style-name="P2"><text:s/><text:tab/><text:bookmark-start text:name="__DdeLink__42_1020811441"/><text:span text:style-name="T3">rosrun rviz rviz -d `rospack find robo_description`/urdf.rviz</text:span><text:bookmark-end text:name="__DdeLink__42_1020811441"/> </text:p>
      <text:p text:style-name="P2"/>
      <text:p text:style-name="P2">To run RealSense node </text:p>
      <text:p text:style-name="P2"><text:span text:style-name="T2"><text:tab/></text:span><text:span text:style-name="T3">roslaunch realsense realsense_r200_launch.launch</text:span> </text:p>
      <text:p text:style-name="P2"/>
      <text:p text:style-name="P2">To run Moveit! in rviz </text:p>
      <text:p text:style-name="P2"><text:span text:style-name="T2"><text:tab/></text:span><text:bookmark-start text:name="__DdeLink__48_1020811441"/><text:span text:style-name="T3">roslaunch robo_moveit_config demo.launch</text:span><text:bookmark-end text:name="__DdeLink__48_1020811441"/></text:p>
      <text:p text:style-name="P2"/>
      <text:p text:style-name="P2"/>
      <text:p text:style-name="P5">How to add another mesh to Moveit! <text:span text:style-name="T1">Along with other changes in the setup assistant.</text:span></text:p>
      <text:p text:style-name="P3"/>
      <text:p text:style-name="P3">Edit URDF file with your changes (CURRENTFILE.urdf)</text:p>
      <text:p text:style-name="P3">Run following:</text:p>
      <text:p text:style-name="P3"><text:span text:style-name="T2"><text:tab/></text:span><text:span text:style-name="T3">rosrun xacro xacro.py CURRENTFILE.urdf &gt; static_urdf.urdf</text:span> </text:p>
      <text:p text:style-name="P3"/>
      <text:p text:style-name="P3">This command will make the changes into your static urdf file.</text:p>
      <text:p text:style-name="P3"/>
      <text:p text:style-name="P3">Open the Moveit! Setup Assistant</text:p>
      <text:p text:style-name="P3"/>
      <text:p text:style-name="P13"><text:tab/>roslaunch moveit_setup_assistant setup_assistant.launch</text:p>
      <text:p text:style-name="P4"/>
      <text:p text:style-name="P4">Browse and select the config file, don't go into the actual folder. <text:s/>Hit 'Open' and then 'Load Files'.</text:p>
      <text:p text:style-name="P4"/>
      <text:p text:style-name="P4">On the left tab go to 'Configuration Files' and then 'Generate Package' . <text:s/>Your changes should be applied.</text:p>
      <text:p text:style-name="P4"/>
      <text:p text:style-name="P4"/>
      <text:p text:style-name="P7">RBX2 Pick and Place commands.</text:p>
      <text:p text:style-name="P10"><text:span text:style-name="T2"><text:tab/></text:span><text:span text:style-name="T3">roslaunch rbx2_bringup pi_robot_with_gripper.launch sim:=true</text:span></text:p>
      <text:p text:style-name="P11"><text:tab/></text:p>
      <text:p text:style-name="P11"><text:tab/>roslaunch pi_robot_moveit_config move_group.launch</text:p>
      <text:p text:style-name="P12"/>
      <text:p text:style-name="P11"><text:tab/>rosrun rviz rviz -d `rospack find \ <text:tab/>rbx2_arm_nav`/config/pick_and_place.rviz</text:p>
      <text:p text:style-name="P11"/>
      <text:p text:style-name="P11"><text:tab/>rosrun rbx2_arm_nav moveit_pick_and_place_demo.py</text:p>
      <text:p text:style-name="P10"/>
      <text:p text:style-name="P8"/>
      <text:p text:style-name="P8"><text:soft-page-break/>Git commands</text:p>
      <text:p text:style-name="P9">Sync local repo with central repository's master branch</text:p>
      <text:p text:style-name="P14"><text:span text:style-name="Source_20_Text"><text:span text:style-name="T4"><text:tab/>git checkout master</text:span></text:span></text:p>
      <text:p text:style-name="P15"><text:span text:style-name="Source_20_Text"><text:span text:style-name="T4"><text:tab/>git pull --rebase origin</text:span></text:span></text:p>
      <text:p text:style-name="P16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5:51:16.888312487</meta:creation-date>
    <meta:editing-duration>PT8H25M23S</meta:editing-duration>
    <meta:editing-cycles>4</meta:editing-cycles>
    <meta:generator>LibreOffice/4.2.8.2$Linux_X86_64 LibreOffice_project/420m0$Build-2</meta:generator>
    <dc:date>2016-03-25T12:13:31.403548234</dc:date>
    <meta:document-statistic meta:table-count="0" meta:image-count="0" meta:object-count="0" meta:page-count="2" meta:paragraph-count="30" meta:word-count="177" meta:character-count="1352" meta:non-whitespace-character-count="1181"/>
  </office:meta>
</office:document-meta>
</file>